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HEHIJ G+ Times New Roman PSMT" svg:font-family="'HEHIJ G+ Times New Roman PSMT', 'Times New Roman PSMT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f00" draw:textarea-horizontal-align="justify" draw:textarea-vertical-align="middle" draw:auto-grow-height="false" fo:min-height="24.805cm" fo:min-width="2.222cm" style:writing-mode="lr-tb"/>
      <style:paragraph-properties style:writing-mode="lr-tb"/>
    </style:style>
    <style:style style:name="gr2" style:family="graphic" style:parent-style-name="standard">
      <style:graphic-properties svg:stroke-linecap="square" draw:fill-color="#ffbf00" draw:textarea-horizontal-align="justify" draw:textarea-vertical-align="middle" draw:auto-grow-height="false" fo:min-height="3.231cm" fo:min-width="5.083cm" style:writing-mode="lr-tb"/>
      <style:paragraph-properties style:writing-mode="lr-tb"/>
    </style:style>
    <style:style style:name="gr3" style:family="graphic" style:parent-style-name="objectwithoutfill">
      <style:graphic-properties draw:fill="none" draw:textarea-vertical-align="top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3.231cm" fo:min-width="5.083cm" style:writing-mode="lr-tb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4.513cm" fo:min-width="4.898cm" style:writing-mode="lr-tb"/>
      <style:paragraph-properties style:writing-mode="lr-tb"/>
    </style:style>
    <style:style style:name="gr7" style:family="graphic" style:parent-style-name="standard">
      <style:graphic-properties draw:textarea-vertical-align="bottom"/>
      <style:paragraph-properties style:writing-mode="lr-tb"/>
    </style:style>
    <style:style style:name="gr8" style:family="graphic" style:parent-style-name="objectwithoutfill">
      <style:graphic-properties draw:fill="none" draw:textarea-vertical-align="bottom"/>
      <style:paragraph-properties style:writing-mode="lr-tb"/>
    </style:style>
    <style:style style:name="gr9" style:family="graphic" style:parent-style-name="standard">
      <style:graphic-properties draw:fill-color="#ffbf00" draw:textarea-horizontal-align="justify" draw:textarea-vertical-align="middle" draw:auto-grow-height="false" fo:min-height="5.782cm" fo:min-width="4.898cm" style:writing-mode="lr-tb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1.655cm" fo:min-width="4.898cm" style:writing-mode="lr-tb"/>
      <style:paragraph-properties style:writing-mode="lr-tb"/>
    </style:style>
    <style:style style:name="gr11" style:family="graphic" style:parent-style-name="standard">
      <style:graphic-properties draw:fill-color="#ffbf00" draw:textarea-horizontal-align="justify" draw:textarea-vertical-align="middle" draw:auto-grow-height="false" fo:min-height="10.545cm" fo:min-width="3.945cm" style:writing-mode="lr-tb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24.197cm" fo:min-width="3.31cm" style:writing-mode="lr-tb"/>
      <style:paragraph-properties style:writing-mode="lr-tb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23.88cm" fo:min-width="2.675cm" style:writing-mode="lr-tb"/>
      <style:paragraph-properties style:writing-mode="lr-tb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23.245cm" fo:min-width="4.58cm" style:writing-mode="lr-tb"/>
      <style:paragraph-properties style:writing-mode="lr-tb"/>
    </style:style>
    <style:style style:name="gr15" style:family="graphic" style:parent-style-name="standard">
      <style:graphic-properties draw:fill="solid" draw:fill-color="#ffbf00" draw:textarea-horizontal-align="justify" draw:textarea-vertical-align="middle" draw:auto-grow-height="false" fo:min-height="23.245cm" fo:min-width="2.675cm"/>
      <style:paragraph-properties style:writing-mode="lr-tb"/>
    </style:style>
    <style:style style:name="gr16" style:family="graphic" style:parent-style-name="standard">
      <style:graphic-properties draw:fill="solid" draw:fill-color="#ffbf00" draw:textarea-horizontal-align="justify" draw:textarea-vertical-align="middle" draw:auto-grow-height="false" fo:min-height="1.655cm" fo:min-width="3.945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draw:fill="none" fo:min-height="0.385cm"/>
      <style:paragraph-properties style:writing-mode="lr-tb"/>
    </style:style>
    <style:style style:name="gr19" style:family="graphic" style:parent-style-name="standard">
      <style:graphic-properties draw:stroke="none" draw:fill="none" fo:min-height="0.39cm"/>
      <style:paragraph-properties style:writing-mode="lr-tb"/>
    </style:style>
    <style:style style:name="gr20" style:family="graphic" style:parent-style-name="standard">
      <style:graphic-properties draw:stroke="none" draw:fill="none" fo:min-height="0.51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bf00"/>
      <style:paragraph-properties fo:text-align="center" style:writing-mode="lr-tb"/>
    </style:style>
    <style:style style:name="P3" style:family="paragraph">
      <style:paragraph-properties fo:margin-left="0cm" fo:margin-right="0cm" fo:margin-top="0.406cm" fo:margin-bottom="0.1cm" fo:line-height="115%" fo:text-align="center" fo:text-indent="0cm"/>
    </style:style>
    <style:style style:name="P4" style:family="paragraph">
      <loext:graphic-properties draw:fill="none"/>
      <style:paragraph-properties fo:margin-left="0cm" fo:margin-right="0cm" fo:margin-top="0.406cm" fo:margin-bottom="0.1cm" fo:line-height="115%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35.56cm" fo:margin-bottom="0.61cm" fo:line-height="115%" fo:text-align="center" fo:text-indent="0cm"/>
    </style:style>
    <style:style style:name="P6" style:family="paragraph">
      <loext:graphic-properties draw:fill="none"/>
      <style:paragraph-properties fo:margin-left="0cm" fo:margin-right="0cm" fo:margin-top="35.56cm" fo:margin-bottom="0.61cm" fo:line-height="115%" fo:text-align="center" fo:text-indent="0cm"/>
      <style:text-properties fo:font-size="13pt" style:font-size-asian="13pt" style:font-size-complex="13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style:paragraph-properties fo:margin-left="0cm" fo:margin-right="0cm" fo:text-align="center" fo:text-indent="0cm">
        <style:tab-stops>
          <style:tab-stop style:position="4.694cm"/>
          <style:tab-stop style:position="6.662cm"/>
        </style:tab-stops>
      </style:paragraph-properties>
    </style:style>
    <style:style style:name="P10" style:family="paragraph">
      <style:paragraph-properties fo:margin-left="0cm" fo:margin-right="0cm" fo:text-align="center" fo:text-indent="0cm">
        <style:tab-stops>
          <style:tab-stop style:position="4.694cm"/>
          <style:tab-stop style:position="6.662cm"/>
        </style:tab-stops>
      </style:paragraph-properties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="solid" draw:fill-color="#ffbf00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PingFang SC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22cm" svg:height="25.055cm" svg:x="1.317cm" svg:y="1.635cm">
          <draw:glue-point draw:id="4" svg:x="5.003cm" svg:y="-4.532cm"/>
          <draw:glue-point draw:id="5" svg:x="5.003cm" svg:y="-3.775cm"/>
          <draw:glue-point draw:id="6" svg:x="5.003cm" svg:y="-0.148cm"/>
          <draw:glue-point draw:id="7" svg:x="5.003cm" svg:y="-0.924cm"/>
          <draw:glue-point draw:id="8" svg:x="5.003cm" svg:y="-0.291cm"/>
          <draw:glue-point draw:id="9" svg:x="5.003cm" svg:y="0.342cm"/>
          <draw:glue-point draw:id="10" svg:x="5.003cm" svg:y="1.209cm"/>
          <draw:glue-point draw:id="11" svg:x="5.003cm" svg:y="1.843cm"/>
          <draw:glue-point draw:id="12" svg:x="5.003cm" svg:y="2.476cm"/>
          <draw:glue-point draw:id="13" svg:x="5.003cm" svg:y="3.363cm"/>
          <draw:glue-point draw:id="14" svg:x="5.003cm" svg:y="3.997cm"/>
          <draw:glue-point draw:id="15" svg:x="5.003cm" svg:y="4.631cm"/>
          <text:p text:style-name="P1">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583cm" svg:height="3.481cm" svg:x="13.958cm" svg:y="1.964cm">
          <draw:glue-point draw:id="4" svg:x="-4.938cm" svg:y="-2.72cm"/>
          <draw:glue-point draw:id="5" svg:x="-4.875cm" svg:y="2.823cm"/>
          <text:p text:style-name="P1">MP34DT01-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039cm" svg:y1="2.808cm" svg:x2="13.993cm" svg:y2="2.758cm" draw:start-shape="id1" draw:start-glue-point="4" draw:end-shape="id2" draw:end-glue-point="4" svg:d="M4039 2808l9954-50" svg:viewBox="0 0 9955 51">
          <text:p text:style-name="P3"><text:span text:style-name="T1">DFSDM1</text:span><text:span text:style-name="T2">_CKOUT</text:span></text:p>
        </draw:connector>
        <draw:connector draw:style-name="gr3" draw:text-style-name="P6" draw:layer="layout" draw:type="line" svg:x1="4.039cm" svg:y1="4.704cm" svg:x2="14.028cm" svg:y2="4.686cm" draw:start-shape="id1" draw:start-glue-point="5" draw:end-shape="id2" draw:end-glue-point="5" svg:d="M4039 4704l9989-18" svg:viewBox="0 0 9990 19">
          <text:p text:style-name="P5"><text:span text:style-name="T1">DFSDM1_DATIN2</text:span></text:p>
        </draw:connector>
        <draw:custom-shape draw:style-name="gr4" draw:text-style-name="P2" xml:id="id3" draw:id="id3" draw:layer="layout" svg:width="5.583cm" svg:height="3.481cm" svg:x="13.923cm" svg:y="6.031cm">
          <draw:glue-point draw:id="4" svg:x="-4.938cm" svg:y="-2.72cm"/>
          <draw:glue-point draw:id="5" svg:x="-4.875cm" svg:y="2.823cm"/>
          <text:p text:style-name="P1">MP34DT01-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line-skew="3.019cm" svg:x1="4.039cm" svg:y1="2.808cm" svg:x2="13.958cm" svg:y2="6.825cm" draw:start-shape="id1" draw:start-glue-point="4" draw:end-shape="id3" draw:end-glue-point="4" svg:d="M4039 2808h7961v4017h1958" svg:viewBox="0 0 9920 4018">
          <text:p/>
        </draw:connector>
        <draw:connector draw:style-name="gr5" draw:text-style-name="P7" draw:layer="layout" draw:line-skew="-2.545cm" svg:x1="4.039cm" svg:y1="4.704cm" svg:x2="13.993cm" svg:y2="8.753cm" draw:start-shape="id1" draw:start-glue-point="5" draw:end-shape="id3" draw:end-glue-point="5" svg:d="M4039 4704h2397v4049h7557" svg:viewBox="0 0 9955 4050">
          <text:p/>
        </draw:connector>
        <draw:custom-shape draw:style-name="gr6" draw:text-style-name="P2" xml:id="id4" draw:id="id4" draw:layer="layout" svg:width="5.398cm" svg:height="4.763cm" svg:x="14.017cm" svg:y="10.842cm">
          <draw:glue-point draw:id="4" svg:x="-5cm" svg:y="-2.998cm"/>
          <draw:glue-point draw:id="5" svg:x="-5cm" svg:y="0.333cm"/>
          <draw:glue-point draw:id="6" svg:x="-5cm" svg:y="3.667cm"/>
          <text:p text:style-name="P1">HTS221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4.039cm" svg:y1="11.847cm" svg:x2="14.017cm" svg:y2="11.796cm" draw:start-shape="id1" draw:start-glue-point="7" draw:end-shape="id4" draw:end-glue-point="4" svg:d="M4039 11847h4989v-51h4989" svg:viewBox="0 0 9979 52">
          <text:p text:style-name="P7"><text:span text:style-name="T3">INTERNAL-I2C2_SCL</text:span></text:p>
        </draw:connector>
        <draw:connector draw:style-name="gr7" draw:text-style-name="P8" draw:layer="layout" svg:x1="4.039cm" svg:y1="13.433cm" svg:x2="14.017cm" svg:y2="13.381cm" draw:start-shape="id1" draw:start-glue-point="8" draw:end-shape="id4" draw:end-glue-point="5" svg:d="M4039 13433h4989v-52h4989" svg:viewBox="0 0 9979 53">
          <text:p text:style-name="P7"><text:span text:style-name="T3">INTERNAL-I2C2_SDA</text:span></text:p>
        </draw:connector>
        <draw:connector draw:style-name="gr7" draw:text-style-name="P10" draw:layer="layout" svg:x1="4.039cm" svg:y1="15.018cm" svg:x2="14.017cm" svg:y2="14.969cm" draw:start-shape="id1" draw:start-glue-point="9" draw:end-shape="id4" draw:end-glue-point="6" svg:d="M4039 15018h4989v-49h4989" svg:viewBox="0 0 9979 50">
          <text:p text:style-name="P9"><text:span text:style-name="T3">HTS221_DRDY_EXTI15</text:span></text:p>
        </draw:connector>
        <draw:custom-shape draw:style-name="gr6" draw:text-style-name="P2" xml:id="id5" draw:id="id5" draw:layer="layout" svg:width="5.398cm" svg:height="4.763cm" svg:x="14.017cm" svg:y="16.24cm">
          <draw:glue-point draw:id="4" svg:x="-5cm" svg:y="-2.998cm"/>
          <draw:glue-point draw:id="5" svg:x="-5cm" svg:y="0.333cm"/>
          <draw:glue-point draw:id="6" svg:x="-5cm" svg:y="3.667cm"/>
          <text:p text:style-name="P1">LIS3MDL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039cm" svg:y1="17.191cm" svg:x2="14.017cm" svg:y2="17.194cm" draw:start-shape="id1" draw:start-glue-point="10" draw:end-shape="id5" draw:end-glue-point="4" svg:d="M4039 17191l9978 3" svg:viewBox="0 0 9979 4">
          <text:p text:style-name="P7"><text:span text:style-name="T3">INTERNAL-I2C2_SCL</text:span></text:p>
        </draw:connector>
        <draw:connector draw:style-name="gr8" draw:text-style-name="P11" draw:layer="layout" draw:type="line" svg:x1="4.039cm" svg:y1="18.779cm" svg:x2="14.017cm" svg:y2="18.779cm" draw:start-shape="id1" draw:start-glue-point="11" draw:end-shape="id5" draw:end-glue-point="5" svg:d="M4039 18779h9978" svg:viewBox="0 0 9979 1">
          <text:p text:style-name="P7"><text:span text:style-name="T3">INTERNAL-I2C2_SDA</text:span></text:p>
        </draw:connector>
        <draw:connector draw:style-name="gr8" draw:text-style-name="P11" draw:layer="layout" draw:type="line" svg:x1="4.039cm" svg:y1="20.365cm" svg:x2="14.017cm" svg:y2="20.367cm" draw:start-shape="id1" draw:start-glue-point="12" draw:end-shape="id5" draw:end-glue-point="6" svg:d="M4039 20365l9978 2" svg:viewBox="0 0 9979 3">
          <text:p text:style-name="P7"><text:span text:style-name="T3">LSM3MDL_DRDY_EXTI8</text:span></text:p>
        </draw:connector>
        <draw:custom-shape draw:style-name="gr6" draw:text-style-name="P2" xml:id="id6" draw:id="id6" draw:layer="layout" svg:width="5.398cm" svg:height="4.763cm" svg:x="14.017cm" svg:y="21.637cm">
          <draw:glue-point draw:id="4" svg:x="-5cm" svg:y="-2.998cm"/>
          <draw:glue-point draw:id="5" svg:x="-5cm" svg:y="0.333cm"/>
          <draw:glue-point draw:id="6" svg:x="-5cm" svg:y="3.667cm"/>
          <text:p text:style-name="P1">LSM6DSL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039cm" svg:y1="22.587cm" svg:x2="14.017cm" svg:y2="22.591cm" draw:start-shape="id1" draw:start-glue-point="13" draw:end-shape="id6" draw:end-glue-point="4" svg:d="M4039 22587l9978 4" svg:viewBox="0 0 9979 5">
          <text:p text:style-name="P7"><text:span text:style-name="T3">INTERNAL-I2C2_SCL</text:span></text:p>
        </draw:connector>
        <draw:connector draw:style-name="gr8" draw:text-style-name="P11" draw:layer="layout" draw:type="line" svg:x1="4.039cm" svg:y1="24.176cm" svg:x2="14.017cm" svg:y2="24.176cm" draw:start-shape="id1" draw:start-glue-point="14" draw:end-shape="id6" draw:end-glue-point="5" svg:d="M4039 24176h9978" svg:viewBox="0 0 9979 1">
          <text:p text:style-name="P7"><text:span text:style-name="T3">INTERNAL-I2C2_SDA</text:span></text:p>
        </draw:connector>
        <draw:connector draw:style-name="gr8" draw:text-style-name="P11" draw:layer="layout" draw:type="line" svg:x1="4.039cm" svg:y1="25.764cm" svg:x2="14.017cm" svg:y2="25.764cm" draw:start-shape="id1" draw:start-glue-point="15" draw:end-shape="id6" draw:end-glue-point="6" svg:d="M4039 25764h9978" svg:viewBox="0 0 9979 1">
          <text:p text:style-name="P7"><text:span text:style-name="T3">LSM6DSL_INT1_EXTI11</text:span></text:p>
        </draw:connector>
      </draw:page>
      <draw:page draw:name="page2" draw:style-name="dp1" draw:master-page-name="Default">
        <draw:custom-shape draw:style-name="gr1" draw:text-style-name="P2" xml:id="id7" draw:id="id7" draw:layer="layout" svg:width="2.722cm" svg:height="25.055cm" svg:x="1.317cm" svg:y="1.635cm">
          <draw:glue-point draw:id="4" svg:x="5.003cm" svg:y="-4.532cm"/>
          <draw:glue-point draw:id="5" svg:x="5.003cm" svg:y="-3.775cm"/>
          <draw:glue-point draw:id="6" svg:x="5.003cm" svg:y="-0.148cm"/>
          <draw:glue-point draw:id="7" svg:x="5.003cm" svg:y="-0.924cm"/>
          <draw:glue-point draw:id="8" svg:x="5.003cm" svg:y="-0.291cm"/>
          <draw:glue-point draw:id="9" svg:x="5.003cm" svg:y="0.342cm"/>
          <draw:glue-point draw:id="10" svg:x="5.003cm" svg:y="1.209cm"/>
          <draw:glue-point draw:id="11" svg:x="5.003cm" svg:y="1.843cm"/>
          <draw:glue-point draw:id="12" svg:x="5.003cm" svg:y="2.476cm"/>
          <draw:glue-point draw:id="13" svg:x="5.003cm" svg:y="3.363cm"/>
          <draw:glue-point draw:id="14" svg:x="5.003cm" svg:y="3.997cm"/>
          <draw:glue-point draw:id="15" svg:x="5.003cm" svg:y="4.631cm"/>
          <draw:glue-point draw:id="16" svg:x="5.003cm" svg:y="-4.239cm"/>
          <draw:glue-point draw:id="17" svg:x="5.003cm" svg:y="-3.606cm"/>
          <draw:glue-point draw:id="18" svg:x="5.003cm" svg:y="-2.972cm"/>
          <draw:glue-point draw:id="19" svg:x="5.003cm" svg:y="-2.465cm"/>
          <text:p text:style-name="P1">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5.398cm" svg:height="4.763cm" svg:x="14.017cm" svg:y="10.842cm">
          <draw:glue-point draw:id="4" svg:x="-5cm" svg:y="-2.998cm"/>
          <draw:glue-point draw:id="5" svg:x="-5cm" svg:y="0.333cm"/>
          <draw:glue-point draw:id="6" svg:x="-5cm" svg:y="3.667cm"/>
          <text:p text:style-name="P1">LPS22H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4.039cm" svg:y1="11.847cm" svg:x2="14.017cm" svg:y2="11.796cm" draw:start-shape="id7" draw:start-glue-point="7" draw:end-shape="id8" draw:end-glue-point="4" svg:d="M4039 11847h4989v-51h4989" svg:viewBox="0 0 9979 52">
          <text:p text:style-name="P7"><text:span text:style-name="T3">INTERNAL-I2C2_SCL</text:span></text:p>
        </draw:connector>
        <draw:connector draw:style-name="gr7" draw:text-style-name="P8" draw:layer="layout" svg:x1="4.039cm" svg:y1="13.433cm" svg:x2="14.017cm" svg:y2="13.381cm" draw:start-shape="id7" draw:start-glue-point="8" draw:end-shape="id8" draw:end-glue-point="5" svg:d="M4039 13433h4989v-52h4989" svg:viewBox="0 0 9979 53">
          <text:p text:style-name="P7"><text:span text:style-name="T3">INTERNAL-I2C2_SDA</text:span></text:p>
        </draw:connector>
        <draw:connector draw:style-name="gr7" draw:text-style-name="P10" draw:layer="layout" svg:x1="4.039cm" svg:y1="15.018cm" svg:x2="14.017cm" svg:y2="14.969cm" draw:start-shape="id7" draw:start-glue-point="9" draw:end-shape="id8" draw:end-glue-point="6" svg:d="M4039 15018h4989v-49h4989" svg:viewBox="0 0 9979 50">
          <text:p text:style-name="P9"><text:span text:style-name="T3">LPS22HB_INT_DRDY_EXTI10</text:span></text:p>
        </draw:connector>
        <draw:custom-shape draw:style-name="gr9" draw:text-style-name="P2" xml:id="id9" draw:id="id9" draw:layer="layout" svg:width="5.398cm" svg:height="6.032cm" svg:x="14.017cm" svg:y="2.905cm">
          <draw:glue-point draw:id="4" svg:x="-5cm" svg:y="-3.947cm"/>
          <draw:glue-point draw:id="5" svg:x="-5cm" svg:y="-1.316cm"/>
          <draw:glue-point draw:id="6" svg:x="-5cm" svg:y="1.316cm"/>
          <draw:glue-point draw:id="7" svg:x="-5cm" svg:y="3.421cm"/>
          <text:p text:style-name="P1">VL53L0X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039cm" svg:y1="3.542cm" svg:x2="14.017cm" svg:y2="3.541cm" draw:start-shape="id7" draw:start-glue-point="16" draw:end-shape="id9" draw:end-glue-point="4" svg:d="M4039 3542l9978-1" svg:viewBox="0 0 9979 2">
          <text:p text:style-name="P7"><text:span text:style-name="T3">INTERNAL-I2C2_SCL</text:span></text:p>
        </draw:connector>
        <draw:connector draw:style-name="gr8" draw:text-style-name="P11" draw:layer="layout" draw:type="line" svg:x1="4.039cm" svg:y1="5.128cm" svg:x2="14.017cm" svg:y2="5.128cm" draw:start-shape="id7" draw:start-glue-point="17" draw:end-shape="id9" draw:end-glue-point="5" svg:d="M4039 5128h9978" svg:viewBox="0 0 9979 1">
          <text:p text:style-name="P7"><text:span text:style-name="T3">INTERNAL-I2C2_SDA</text:span></text:p>
        </draw:connector>
        <draw:connector draw:style-name="gr8" draw:text-style-name="P11" draw:layer="layout" draw:type="line" svg:x1="4.039cm" svg:y1="6.716cm" svg:x2="14.017cm" svg:y2="6.714cm" draw:start-shape="id7" draw:start-glue-point="18" draw:end-shape="id9" draw:end-glue-point="6" svg:d="M4039 6716l9978-2" svg:viewBox="0 0 9979 3">
          <text:p text:style-name="P7"><text:span text:style-name="T3">VL53L0X_XSHUT</text:span></text:p>
        </draw:connector>
        <draw:connector draw:style-name="gr8" draw:text-style-name="P11" draw:layer="layout" draw:type="line" svg:x1="4.039cm" svg:y1="7.986cm" svg:x2="14.017cm" svg:y2="7.984cm" draw:start-shape="id7" draw:start-glue-point="19" draw:end-shape="id9" draw:end-glue-point="7" svg:d="M4039 7986l9978-2" svg:viewBox="0 0 9979 3">
          <text:p text:style-name="P7"><text:span text:style-name="T3">VL53L0X_GPIO1_EXTI7</text:span></text:p>
        </draw:connector>
        <draw:custom-shape draw:style-name="gr10" draw:text-style-name="P2" xml:id="id10" draw:id="id10" draw:layer="layout" svg:width="5.398cm" svg:height="1.905cm" svg:x="14.017cm" svg:y="17.827cm">
          <text:p text:style-name="P1">Push Button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039cm" svg:y1="18.779cm" svg:x2="14.017cm" svg:y2="18.779cm" draw:start-shape="id7" draw:start-glue-point="11" draw:end-shape="id10" draw:end-glue-point="3" svg:d="M4039 18779h9978" svg:viewBox="0 0 9979 1">
          <text:p text:style-name="P7"><text:span text:style-name="T3">BUTTON_EXTI13</text:span></text:p>
        </draw:connector>
        <draw:custom-shape draw:style-name="gr10" draw:text-style-name="P2" xml:id="id11" draw:id="id11" draw:layer="layout" svg:width="5.398cm" svg:height="1.905cm" svg:x="14.017cm" svg:y="21.637cm">
          <text:p text:style-name="P1">Reset Button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039cm" svg:y1="22.587cm" svg:x2="14.017cm" svg:y2="22.589cm" draw:start-shape="id7" draw:start-glue-point="13" draw:end-shape="id11" draw:end-glue-point="3" svg:d="M4039 22587l9978 2" svg:viewBox="0 0 9979 3">
          <text:p text:style-name="P7"><text:span text:style-name="T3">STM_NRST</text:span></text:p>
        </draw:connector>
      </draw:page>
      <draw:page draw:name="page3" draw:style-name="dp1" draw:master-page-name="Default">
        <draw:custom-shape draw:style-name="gr11" draw:text-style-name="P2" xml:id="id12" draw:id="id12" draw:layer="layout" svg:width="4.445cm" svg:height="10.795cm" svg:x="15.605cm" svg:y="2.27cm">
          <draw:glue-point draw:id="4" svg:x="-4.998cm" svg:y="-4.411cm"/>
          <draw:glue-point draw:id="5" svg:x="-4.998cm" svg:y="-2.941cm"/>
          <draw:glue-point draw:id="6" svg:x="-4.998cm" svg:y="-1.176cm"/>
          <draw:glue-point draw:id="7" svg:x="-4.998cm" svg:y="0.882cm"/>
          <draw:glue-point draw:id="8" svg:x="-4.998cm" svg:y="2.352cm"/>
          <draw:glue-point draw:id="9" svg:x="-4.998cm" svg:y="3.823cm"/>
          <text:p text:style-name="P1">BT Module</text:p>
          <draw:enhanced-geometry svg:viewBox="0 0 21600 21600" draw:type="rectangle" draw:enhanced-path="M 0 0 L 21600 0 21600 21600 0 21600 0 0 Z N"/>
        </draw:custom-shape>
        <draw:custom-shape draw:style-name="gr12" draw:text-style-name="P2" xml:id="id13" draw:id="id13" draw:layer="layout" svg:width="3.81cm" svg:height="24.447cm" svg:x="1.317cm" svg:y="1.635cm">
          <draw:glue-point draw:id="4" svg:x="5cm" svg:y="-4.48cm"/>
          <draw:glue-point draw:id="5" svg:x="5cm" svg:y="-3.831cm"/>
          <draw:glue-point draw:id="6" svg:x="5cm" svg:y="-3.051cm"/>
          <draw:glue-point draw:id="7" svg:x="5cm" svg:y="-2.142cm"/>
          <draw:glue-point draw:id="8" svg:x="5cm" svg:y="-1.493cm"/>
          <draw:glue-point draw:id="9" svg:x="5cm" svg:y="-0.843cm"/>
          <draw:glue-point draw:id="10" svg:x="5cm" svg:y="0.454cm"/>
          <draw:glue-point draw:id="11" svg:x="5cm" svg:y="0.974cm"/>
          <draw:glue-point draw:id="12" svg:x="5cm" svg:y="1.883cm"/>
          <draw:glue-point draw:id="13" svg:x="5cm" svg:y="2.792cm"/>
          <draw:glue-point draw:id="14" svg:x="5cm" svg:y="3.441cm"/>
          <draw:glue-point draw:id="15" svg:x="5cm" svg:y="4.091cm"/>
          <draw:glue-point draw:id="16" svg:x="5cm" svg:y="1.104cm"/>
          <text:p text:style-name="P1">uC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15.606cm" svg:y1="2.906cm" svg:x2="5.127cm" svg:y2="2.906cm" draw:start-shape="id12" draw:start-glue-point="4" draw:end-shape="id13" draw:end-glue-point="4" svg:d="M15606 2906h-10479" svg:viewBox="0 0 10480 1">
          <text:p text:style-name="P7"><text:span text:style-name="T3">INTERNAL-SPI3_SCK</text:span></text:p>
        </draw:connector>
        <draw:connector draw:style-name="gr8" draw:text-style-name="P11" draw:layer="layout" draw:type="line" svg:x1="5.127cm" svg:y1="4.493cm" svg:x2="15.606cm" svg:y2="4.493cm" draw:start-shape="id13" draw:start-glue-point="5" draw:end-shape="id12" draw:end-glue-point="5" svg:d="M5127 4493h10479" svg:viewBox="0 0 10480 1">
          <text:p text:style-name="P7"><text:span text:style-name="T3">INTERNAL-SPI3_MISO</text:span></text:p>
        </draw:connector>
        <draw:connector draw:style-name="gr8" draw:text-style-name="P11" draw:layer="layout" draw:type="line" svg:x1="5.127cm" svg:y1="6.4cm" svg:x2="15.606cm" svg:y2="6.398cm" draw:start-shape="id13" draw:start-glue-point="6" draw:end-shape="id12" draw:end-glue-point="6" svg:d="M5127 6400l10479-2" svg:viewBox="0 0 10480 3">
          <text:p text:style-name="P7"><text:span text:style-name="T3">INTERNAL-SPI3_MOSI</text:span></text:p>
        </draw:connector>
        <draw:connector draw:style-name="gr8" draw:text-style-name="P11" draw:layer="layout" draw:type="line" svg:x1="5.127cm" svg:y1="8.622cm" svg:x2="15.606cm" svg:y2="8.619cm" draw:start-shape="id13" draw:start-glue-point="7" draw:end-shape="id12" draw:end-glue-point="7" svg:d="M5127 8622l10479-3" svg:viewBox="0 0 10480 4">
          <text:p text:style-name="P7"><text:span text:style-name="T3">SPBTLE-RF-SPI3_CSN</text:span></text:p>
        </draw:connector>
        <draw:connector draw:style-name="gr8" draw:text-style-name="P11" draw:layer="layout" draw:type="line" svg:x1="5.127cm" svg:y1="10.209cm" svg:x2="15.606cm" svg:y2="10.205cm" draw:start-shape="id13" draw:start-glue-point="8" draw:end-shape="id12" draw:end-glue-point="8" svg:d="M5127 10209l10479-4" svg:viewBox="0 0 10480 5">
          <text:p text:style-name="P7"><text:span text:style-name="T3">SPBTLE-RF-IRQ_EXTI6</text:span></text:p>
        </draw:connector>
        <draw:connector draw:style-name="gr8" draw:text-style-name="P11" draw:layer="layout" draw:type="line" svg:x1="5.127cm" svg:y1="11.798cm" svg:x2="15.606cm" svg:y2="11.793cm" draw:start-shape="id13" draw:start-glue-point="9" draw:end-shape="id12" draw:end-glue-point="9" svg:d="M5127 11798l10479-5" svg:viewBox="0 0 10480 6">
          <text:p text:style-name="P7"><text:span text:style-name="T3">SPBTLE-RF-RST</text:span></text:p>
        </draw:connector>
        <draw:custom-shape draw:style-name="gr11" draw:text-style-name="P2" xml:id="id14" draw:id="id14" draw:layer="layout" svg:width="4.445cm" svg:height="10.795cm" svg:x="15.605cm" svg:y="14.335cm">
          <draw:glue-point draw:id="4" svg:x="-4.998cm" svg:y="-4.411cm"/>
          <draw:glue-point draw:id="5" svg:x="-4.998cm" svg:y="-2.941cm"/>
          <draw:glue-point draw:id="6" svg:x="-4.998cm" svg:y="-1.176cm"/>
          <draw:glue-point draw:id="7" svg:x="-4.998cm" svg:y="0.882cm"/>
          <draw:glue-point draw:id="8" svg:x="-4.998cm" svg:y="2.352cm"/>
          <draw:glue-point draw:id="9" svg:x="-4.998cm" svg:y="3.823cm"/>
          <text:p text:style-name="P1">SPSGRF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5.127cm" svg:y1="14.967cm" svg:x2="15.606cm" svg:y2="14.971cm" draw:start-shape="id13" draw:start-glue-point="10" draw:end-shape="id14" draw:end-glue-point="4" svg:d="M5127 14967l10479 4" svg:viewBox="0 0 10480 5">
          <text:p text:style-name="P7"><text:span text:style-name="T3">INTERNAL-SPI3_SCK</text:span></text:p>
        </draw:connector>
        <draw:connector draw:style-name="gr8" draw:text-style-name="P11" draw:layer="layout" draw:type="line" svg:x1="5.127cm" svg:y1="18.461cm" svg:x2="15.606cm" svg:y2="18.463cm" draw:start-shape="id13" draw:start-glue-point="12" draw:end-shape="id14" draw:end-glue-point="6" svg:d="M5127 18461l10479 2" svg:viewBox="0 0 10480 3">
          <text:p text:style-name="P7"><text:span text:style-name="T3">INTERNAL-SPI3_MOSI</text:span></text:p>
        </draw:connector>
        <draw:connector draw:style-name="gr8" draw:text-style-name="P11" draw:layer="layout" draw:type="line" svg:x1="5.127cm" svg:y1="20.683cm" svg:x2="15.606cm" svg:y2="20.684cm" draw:start-shape="id13" draw:start-glue-point="13" draw:end-shape="id14" draw:end-glue-point="7" svg:d="M5127 20683l10479 1" svg:viewBox="0 0 10480 2">
          <text:p text:style-name="P7"><text:span text:style-name="T3">SPSGRF-915-SPI3_CSN</text:span></text:p>
        </draw:connector>
        <draw:connector draw:style-name="gr8" draw:text-style-name="P11" draw:layer="layout" draw:type="line" svg:x1="5.127cm" svg:y1="22.27cm" svg:x2="15.606cm" svg:y2="22.27cm" draw:start-shape="id13" draw:start-glue-point="14" draw:end-shape="id14" draw:end-glue-point="8" svg:d="M5127 22270h10479" svg:viewBox="0 0 10480 1">
          <text:p text:style-name="P7"><text:span text:style-name="T3">SPSGRF-915-GPIO3_EXTI5</text:span></text:p>
        </draw:connector>
        <draw:connector draw:style-name="gr8" draw:text-style-name="P11" draw:layer="layout" draw:type="line" svg:x1="5.127cm" svg:y1="23.859cm" svg:x2="15.606cm" svg:y2="23.858cm" draw:start-shape="id13" draw:start-glue-point="15" draw:end-shape="id14" draw:end-glue-point="9" svg:d="M5127 23859l10479-1" svg:viewBox="0 0 10480 2">
          <text:p text:style-name="P7"><text:span text:style-name="T3">SPSGRF-915-SDN</text:span></text:p>
        </draw:connector>
        <draw:connector draw:style-name="gr8" draw:text-style-name="P11" draw:layer="layout" draw:type="line" svg:x1="5.127cm" svg:y1="16.556cm" svg:x2="15.606cm" svg:y2="16.558cm" draw:start-shape="id13" draw:start-glue-point="16" draw:end-shape="id14" draw:end-glue-point="5" svg:d="M5127 16556l10479 2" svg:viewBox="0 0 10480 3">
          <text:p text:style-name="P7"><text:span text:style-name="T3">INTERNAL-SPI3_MISO</text:span></text:p>
        </draw:connector>
      </draw:page>
      <draw:page draw:name="page4" draw:style-name="dp1" draw:master-page-name="Default">
        <draw:custom-shape draw:style-name="gr13" draw:text-style-name="P2" xml:id="id15" draw:id="id15" draw:layer="layout" svg:width="3.175cm" svg:height="24.13cm" svg:x="1.635cm" svg:y="2.27cm">
          <draw:glue-point draw:id="4" svg:x="5.001cm" svg:y="-4.473cm"/>
          <draw:glue-point draw:id="5" svg:x="5.001cm" svg:y="-3.552cm"/>
          <draw:glue-point draw:id="6" svg:x="5.001cm" svg:y="-2.631cm"/>
          <draw:glue-point draw:id="7" svg:x="5.001cm" svg:y="-1.315cm"/>
          <draw:glue-point draw:id="8" svg:x="5.001cm" svg:y="-0.263cm"/>
          <draw:glue-point draw:id="9" svg:x="5.001cm" svg:y="0.657cm"/>
          <draw:glue-point draw:id="10" svg:x="5.001cm" svg:y="1.71cm"/>
          <draw:glue-point draw:id="11" svg:x="5.001cm" svg:y="2.631cm"/>
          <draw:glue-point draw:id="12" svg:x="5.001cm" svg:y="3.552cm"/>
          <draw:glue-point draw:id="13" svg:x="5.001cm" svg:y="4.21cm"/>
          <text:p text:style-name="P1">uC</text:p>
          <draw:enhanced-geometry svg:viewBox="0 0 21600 21600" draw:type="rectangle" draw:enhanced-path="M 0 0 L 21600 0 21600 21600 0 21600 0 0 Z N"/>
        </draw:custom-shape>
        <draw:custom-shape draw:style-name="gr14" draw:text-style-name="P2" xml:id="id16" draw:id="id16" draw:layer="layout" svg:width="5.08cm" svg:height="23.495cm" svg:x="12.43cm" svg:y="2.905cm">
          <draw:glue-point draw:id="4" svg:x="-5cm" svg:y="-4.729cm"/>
          <draw:glue-point draw:id="5" svg:x="-5cm" svg:y="-3.783cm"/>
          <draw:glue-point draw:id="6" svg:x="-5cm" svg:y="-2.837cm"/>
          <draw:glue-point draw:id="7" svg:x="-5cm" svg:y="-1.486cm"/>
          <draw:glue-point draw:id="8" svg:x="-5cm" svg:y="-0.405cm"/>
          <draw:glue-point draw:id="9" svg:x="-5cm" svg:y="0.54cm"/>
          <draw:glue-point draw:id="10" svg:x="-5cm" svg:y="1.621cm"/>
          <draw:glue-point draw:id="11" svg:x="-5cm" svg:y="2.567cm"/>
          <draw:glue-point draw:id="12" svg:x="-5cm" svg:y="3.513cm"/>
          <draw:glue-point draw:id="13" svg:x="-5cm" svg:y="4.189cm"/>
          <text:p text:style-name="P1">ISM43362-M3G-L44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809cm" svg:y1="3.542cm" svg:x2="12.43cm" svg:y2="3.542cm" draw:start-shape="id15" draw:start-glue-point="4" draw:end-shape="id16" draw:end-glue-point="4" svg:d="M4809 3542h7621" svg:viewBox="0 0 7622 1">
          <text:p text:style-name="P7"><text:span text:style-name="T3">INTERNAL-SPI3_MOSI</text:span></text:p>
        </draw:connector>
        <draw:connector draw:style-name="gr8" draw:text-style-name="P11" draw:layer="layout" draw:type="line" svg:x1="4.809cm" svg:y1="5.765cm" svg:x2="12.43cm" svg:y2="5.764cm" draw:start-shape="id15" draw:start-glue-point="5" draw:end-shape="id16" draw:end-glue-point="5" svg:d="M4809 5765l7621-1" svg:viewBox="0 0 7622 2">
          <text:p text:style-name="P7"><text:span text:style-name="T3">INTERNAL-SPI3_MISO</text:span></text:p>
        </draw:connector>
        <draw:connector draw:style-name="gr8" draw:text-style-name="P11" draw:layer="layout" draw:type="line" svg:x1="4.809cm" svg:y1="7.987cm" svg:x2="12.43cm" svg:y2="7.987cm" draw:start-shape="id15" draw:start-glue-point="6" draw:end-shape="id16" draw:end-glue-point="6" svg:d="M4809 7987h7621" svg:viewBox="0 0 7622 1">
          <text:p text:style-name="P7"><text:span text:style-name="T3">INTERNAL-SPI3_SCK</text:span></text:p>
        </draw:connector>
        <draw:connector draw:style-name="gr8" draw:text-style-name="P11" draw:layer="layout" draw:type="line" svg:x1="4.809cm" svg:y1="11.162cm" svg:x2="12.43cm" svg:y2="11.161cm" draw:start-shape="id15" draw:start-glue-point="7" draw:end-shape="id16" draw:end-glue-point="7" svg:d="M4809 11162l7621-1" svg:viewBox="0 0 7622 2">
          <text:p text:style-name="P7"><text:span text:style-name="T3">ISM43362-SPI3_CSN</text:span></text:p>
        </draw:connector>
        <draw:connector draw:style-name="gr8" draw:text-style-name="P11" draw:layer="layout" draw:type="line" svg:x1="4.809cm" svg:y1="13.701cm" svg:x2="12.43cm" svg:y2="13.701cm" draw:start-shape="id15" draw:start-glue-point="8" draw:end-shape="id16" draw:end-glue-point="8" svg:d="M4809 13701h7621" svg:viewBox="0 0 7622 1">
          <text:p text:style-name="P7"><text:span text:style-name="T3">ISM43362-DRDY_EXTI1</text:span></text:p>
        </draw:connector>
        <draw:connector draw:style-name="gr8" draw:text-style-name="P11" draw:layer="layout" draw:type="line" svg:x1="4.809cm" svg:y1="15.92cm" svg:x2="12.43cm" svg:y2="15.92cm" draw:start-shape="id15" draw:start-glue-point="9" draw:end-shape="id16" draw:end-glue-point="9" svg:d="M4809 15920h7621" svg:viewBox="0 0 7622 1">
          <text:p text:style-name="P7"><text:span text:style-name="T3">ISM43362-WAKEUP</text:span></text:p>
        </draw:connector>
        <draw:connector draw:style-name="gr8" draw:text-style-name="P11" draw:layer="layout" draw:type="line" svg:x1="4.809cm" svg:y1="18.461cm" svg:x2="12.43cm" svg:y2="18.46cm" draw:start-shape="id15" draw:start-glue-point="10" draw:end-shape="id16" draw:end-glue-point="10" svg:d="M4809 18461l7621-1" svg:viewBox="0 0 7622 2">
          <text:p text:style-name="P7"><text:span text:style-name="T3">INTERNAL-UART3_TX</text:span></text:p>
        </draw:connector>
        <draw:connector draw:style-name="gr8" draw:text-style-name="P11" draw:layer="layout" draw:type="line" svg:x1="4.809cm" svg:y1="20.683cm" svg:x2="12.43cm" svg:y2="20.683cm" draw:start-shape="id15" draw:start-glue-point="11" draw:end-shape="id16" draw:end-glue-point="11" svg:d="M4809 20683h7621" svg:viewBox="0 0 7622 1">
          <text:p text:style-name="P7"><text:span text:style-name="T3">INTERNAL-UART3_RX</text:span></text:p>
        </draw:connector>
        <draw:connector draw:style-name="gr8" draw:text-style-name="P11" draw:layer="layout" draw:type="line" svg:x1="4.809cm" svg:y1="22.905cm" svg:x2="12.43cm" svg:y2="22.905cm" draw:start-shape="id15" draw:start-glue-point="12" draw:end-shape="id16" draw:end-glue-point="12" svg:d="M4809 22905h7621" svg:viewBox="0 0 7622 1">
          <text:p text:style-name="P7"><text:span text:style-name="T3">ISM43362-BOOT0</text:span></text:p>
        </draw:connector>
        <draw:connector draw:style-name="gr8" draw:text-style-name="P11" draw:layer="layout" draw:type="line" svg:x1="4.809cm" svg:y1="24.493cm" svg:x2="12.43cm" svg:y2="24.494cm" draw:start-shape="id15" draw:start-glue-point="13" draw:end-shape="id16" draw:end-glue-point="13" svg:d="M4809 24493l7621 1" svg:viewBox="0 0 7622 2">
          <text:p text:style-name="P7"><text:span text:style-name="T3">ISM43362-RST</text:span></text:p>
        </draw:connector>
      </draw:page>
      <draw:page draw:name="page5" draw:style-name="dp1" draw:master-page-name="Default">
        <draw:custom-shape draw:style-name="gr15" draw:text-style-name="P12" draw:layer="layout" svg:width="3.175cm" svg:height="23.495cm" svg:x="1.635cm" svg:y="2.27cm">
          <text:p text:style-name="P7">uC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445cm" svg:height="1.905cm" svg:x="13.7cm" svg:y="2.27cm">
          <text:p text:style-name="P7">LED1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445cm" svg:height="1.905cm" svg:x="13.7cm" svg:y="4.81cm">
          <text:p text:style-name="P7">LED2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445cm" svg:height="1.905cm" svg:x="13.7cm" svg:y="7.35cm">
          <text:p text:style-name="P7">LED3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445cm" svg:height="1.905cm" svg:x="13.7cm" svg:y="9.89cm">
          <text:p text:style-name="P7">LED4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4.81cm" svg:y1="3.54cm" svg:x2="13.7cm" svg:y2="3.54cm">
          <text:p/>
        </draw:line>
        <draw:line draw:style-name="gr17" draw:text-style-name="P13" draw:layer="layout" svg:x1="4.81cm" svg:y1="6.08cm" svg:x2="13.7cm" svg:y2="6.08cm">
          <text:p/>
        </draw:line>
        <draw:line draw:style-name="gr17" draw:text-style-name="P13" draw:layer="layout" svg:x1="4.81cm" svg:y1="8.62cm" svg:x2="13.7cm" svg:y2="8.62cm">
          <text:p/>
        </draw:line>
        <draw:line draw:style-name="gr17" draw:text-style-name="P13" draw:layer="layout" svg:x1="13.7cm" svg:y1="11.16cm" svg:x2="9.89cm" svg:y2="11.16cm">
          <text:p/>
        </draw:line>
        <draw:line draw:style-name="gr17" draw:text-style-name="P13" draw:layer="layout" svg:x1="9.89cm" svg:y1="8.62cm" svg:x2="9.89cm" svg:y2="11.16cm">
          <text:p/>
        </draw:line>
        <draw:frame draw:style-name="gr18" draw:text-style-name="P14" draw:layer="layout" svg:width="6.35cm" svg:height="0.763cm" svg:x="6.397cm" svg:y="2.905cm">
          <draw:text-box>
            <text:p><text:span text:style-name="T3">ARD.D13-SPI1_SCK/LED1</text:span></text:p>
          </draw:text-box>
        </draw:frame>
        <draw:frame draw:style-name="gr19" draw:text-style-name="P14" draw:layer="layout" svg:width="1.905cm" svg:height="0.763cm" svg:x="8.62cm" svg:y="5.445cm">
          <draw:text-box>
            <text:p><text:span text:style-name="T3">LED2</text:span></text:p>
          </draw:text-box>
        </draw:frame>
        <draw:frame draw:style-name="gr18" draw:text-style-name="P14" draw:layer="layout" svg:width="6.35cm" svg:height="0.763cm" svg:x="6.08cm" svg:y="7.985cm">
          <draw:text-box>
            <text:p><text:span text:style-name="T3">LED3(WIFI) &amp; LED4(BLE)</text:span></text:p>
          </draw:text-box>
        </draw:frame>
        <draw:custom-shape draw:style-name="gr16" draw:text-style-name="P12" draw:layer="layout" svg:width="4.445cm" svg:height="1.905cm" svg:x="13.7cm" svg:y="13.7cm">
          <text:p text:style-name="P7">Arduino Connector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445cm" svg:height="1.905cm" svg:x="13.7cm" svg:y="17.51cm">
          <text:p text:style-name="P7">PMOD Connector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445cm" svg:height="1.905cm" svg:x="13.7cm" svg:y="21.32cm">
          <text:p text:style-name="P7">SWD Connector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4.81cm" svg:y1="14.97cm" svg:x2="13.7cm" svg:y2="14.97cm">
          <text:p/>
        </draw:line>
        <draw:line draw:style-name="gr17" draw:text-style-name="P13" draw:layer="layout" svg:x1="4.81cm" svg:y1="18.78cm" svg:x2="13.7cm" svg:y2="18.78cm">
          <text:p/>
        </draw:line>
        <draw:line draw:style-name="gr17" draw:text-style-name="P13" draw:layer="layout" svg:x1="4.81cm" svg:y1="22.59cm" svg:x2="13.7cm" svg:y2="22.59cm">
          <text:p/>
        </draw:line>
        <draw:frame draw:style-name="gr20" draw:text-style-name="P14" draw:layer="layout" svg:width="2.54cm" svg:height="0.763cm" svg:x="7.985cm" svg:y="14.207cm">
          <draw:text-box>
            <text:p><text:span text:style-name="T3">23 Lines</text:span></text:p>
          </draw:text-box>
        </draw:frame>
        <draw:frame draw:style-name="gr20" draw:text-style-name="P14" draw:layer="layout" svg:width="2.54cm" svg:height="0.763cm" svg:x="7.985cm" svg:y="18.017cm">
          <draw:text-box>
            <text:p><text:span text:style-name="T3">7 Lines</text:span></text:p>
          </draw:text-box>
        </draw:frame>
        <draw:frame draw:style-name="gr20" draw:text-style-name="P14" draw:layer="layout" svg:width="2.54cm" svg:height="0.763cm" svg:x="7.985cm" svg:y="21.827cm">
          <draw:text-box>
            <text:p><text:span text:style-name="T3">4 Lin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HEHIJ G+ Times New Roman PSMT" svg:font-family="'HEHIJ G+ Times New Roman PSMT', 'Times New Roman PSMT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HEHIJ G+ Times New Roman PSMT" fo:font-family="'HEHIJ G+ Times New Roman PSMT', 'Times New Roman PSMT'" style:font-family-generic="roman" fo:font-size="12pt" style:font-name-asian="HEHIJ G+ Times New Roman PSMT" style:font-family-asian="'HEHIJ G+ Times New Roman PSMT', 'Times New Roman PSMT'" style:font-family-generic-asian="roman" style:font-size-asian="12pt" style:font-name-complex="HEHIJ G+ Times New Roman PSMT" style:font-family-complex="'HEHIJ G+ Times New Roman PSMT', 'Times New Roman PSMT'" style:font-family-generic-complex="roman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1T16:26:35.076880149</meta:creation-date>
    <meta:editing-duration>PT1H13M57S</meta:editing-duration>
    <meta:editing-cycles>10</meta:editing-cycles>
    <meta:generator>LibreOffice/7.5.0.3$Windows_X86_64 LibreOffice_project/c21113d003cd3efa8c53188764377a8272d9d6de</meta:generator>
    <dc:date>2023-03-09T11:20:01.597000000</dc:date>
    <meta:document-statistic meta:object-count="82"/>
  </office:meta>
</office:document-meta>
</file>